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be621" officeooo:paragraph-rsid="001be621"/>
    </style:style>
    <style:style style:name="P2" style:family="paragraph" style:parent-style-name="Heading_20_1">
      <style:text-properties officeooo:rsid="001be621" officeooo:paragraph-rsid="001be621"/>
    </style:style>
    <style:style style:name="P3" style:family="paragraph" style:parent-style-name="Text_20_body">
      <style:text-properties officeooo:rsid="001be621" officeooo:paragraph-rsid="001be621"/>
    </style:style>
    <style:style style:name="P4" style:family="paragraph" style:parent-style-name="Title">
      <style:text-properties officeooo:rsid="001be621" officeooo:paragraph-rsid="001be62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ic Tac Toe</text:p>
      <text:p text:style-name="P3"/>
      <text:h text:style-name="P2" text:outline-level="1">Usage du programme</text:h>
      <text:p text:style-name="P3">Pour utiliser le programme, il faut lancer la methode main de la classe Main. Les deux parametres de l’objet unMorpion sont a mettre a true si l’on veut utiliser l’IA. Quand c’est votre tour de jouer, indiquez ligne puis colone separe d’un espace.</text:p>
      <text:p text:style-name="P3"/>
      <text:h text:style-name="P2" text:outline-level="1">Classes</text:h>
      <text:p text:style-name="P3">Le programme est compose de 4 classes, la classe Main pour tout lancer, la classe Morpion qui contient toutes les methodes de jeux, la classe MinMax qui permet l’implementation de l’algorithme et la classe Move qui sert juste a stocker des coordonnes.</text:p>
      <text:p text:style-name="P3"/>
      <text:h text:style-name="P2" text:outline-level="1">Algorithme</text:h>
      <text:p text:style-name="P3">Ici, l’algorithme MinMax est utilise quand il l’IA doit jouer. Une implementation d’une amelioration AlphaBeta aura pu etre faite pour eliminer les branches inutiles et gagner du temps d’execution mais sur un jeu aussi simpliste ce n’est pas vraiment necessair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e621" officeooo:paragraph-rsid="001be62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astien Audu</text:p>
        <text:p text:style-name="MP1">Antoine Breso</text:p>
        <text:p text:style-name="MP1">Thomas Piscion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1T23:28:19.015784483</meta:creation-date>
    <dc:date>2021-03-31T23:43:38.573528097</dc:date>
    <meta:editing-duration>PT4M9S</meta:editing-duration>
    <meta:editing-cycles>1</meta:editing-cycles>
    <meta:document-statistic meta:table-count="0" meta:image-count="0" meta:object-count="0" meta:page-count="1" meta:paragraph-count="10" meta:word-count="139" meta:character-count="847" meta:non-whitespace-character-count="717"/>
    <meta:generator>LibreOffice/6.4.6.2$Linux_X86_64 LibreOffice_project/40$Build-2</meta:generator>
  </office:meta>
</office:document-meta>
</file>